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0bafc1" officeooo:paragraph-rsid="000bafc1" style:font-size-asian="12pt" style:font-weight-asian="normal" style:font-size-complex="12pt" style:font-weight-complex="normal"/>
    </style:style>
    <style:style style:name="P2" style:family="paragraph" style:parent-style-name="Preformatted_20_Text">
      <style:paragraph-properties fo:margin-top="0cm" fo:margin-bottom="0cm" style:contextual-spacing="false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3" style:family="paragraph" style:parent-style-name="Preformatted_20_Text">
      <style:paragraph-properties fo:margin-top="0cm" fo:margin-bottom="0cm" style:contextual-spacing="false" fo:text-align="center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0bafc1" style:font-size-asian="12pt" style:font-weight-asian="normal" style:font-size-complex="12pt" style:font-weight-complex="normal"/>
    </style:style>
    <style:style style:name="P4" style:family="paragraph" style:parent-style-name="Standard">
      <style:text-properties officeooo:rsid="000bafc1" officeooo:paragraph-rsid="000bafc1"/>
    </style:style>
    <style:style style:name="P5" style:family="paragraph" style:parent-style-name="Standard">
      <style:paragraph-properties fo:text-align="start" style:justify-single-word="false"/>
      <style:text-properties officeooo:rsid="000bafc1" officeooo:paragraph-rsid="000bafc1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bafc1" officeooo:paragraph-rsid="000bafc1" style:font-size-asian="12pt" style:font-weight-asian="normal" style:font-size-complex="12pt" style:font-weight-complex="normal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weight="bold" style:font-weight-asian="bold" style:font-weight-complex="bold"/>
    </style:style>
    <style:style style:name="T3" style:family="text">
      <style:text-properties style:font-name="Liberation Serif" fo:font-weight="normal" style:font-weight-asian="normal" style:font-weight-complex="normal"/>
    </style:style>
    <style:style style:name="T4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EAD ME FILE </text:p>
      <text:p text:style-name="P4">------------------------------------------------------------------------------------------------------------------------</text:p>
      <text:p text:style-name="P5">Działanie Programu <text:s/>→ Program pomaga nam obliczyć czas który spędzimy na urolopie</text:p>
      <text:p text:style-name="P5"><text:tab/><text:tab/> <text:s text:c="10"/>→ Ustawienie daty przyjazdu oraz wyjazdu </text:p>
      <text:p text:style-name="P5"><text:s/>------------------------------------------------------------------------------------------------------------------------Niezawodność → Program jest bardzo prosty jest skonstruowany na jednej stronie oraz czyści <text:tab/><text:span text:style-name="T4"><text:tab/><text:tab/><text:tab/>automatycznie dane po zamknięciu aplikacji. Program zadziała nawet na <text:tab/><text:tab/><text:tab/><text:tab/>najgorszym sprzęcie.</text:span></text:p>
      <text:p text:style-name="P6">------------------------------------------------------------------------------------------------------------------------</text:p>
      <text:p text:style-name="P1">Funkcjonalność → Po uruchomieniu widzimy kalendarz i 2 opisane przyciski pod nim.</text:p>
      <text:p text:style-name="P2"><text:tab/><text:tab/><text:tab/>→ Program sam wczytuje dzisiejsza date i blokuje poprzednie dni oraz dni <text:tab/><text:tab/><text:tab/><text:tab/>dalszych o 2 lata.</text:p>
      <text:p text:style-name="P3"><text:tab/><text:tab/><text:tab/>→ Program zapisuje w pamięci date wyjazdu i powrotu, przez co wypisuje nam ilość dni naszej wycieczki.</text:p>
      <text:p text:style-name="P3"><text:tab/><text:tab/><text:tab/>→ Natychmiastowo po wybraniu daty powrotu i daty wyjazdu pokazuje nam się ilość dni naszej wycieczki.</text:p>
      <text:p text:style-name="P2"><text:tab/><text:tab/><text:tab/>→ Wszystkie nasze wprowadzane dane znikają po wyłączeniu aplikacji.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12-20T11:05:52.410087198</meta:creation-date>
    <dc:date>2022-12-20T11:14:10.252211267</dc:date>
    <meta:editing-duration>PT8M20S</meta:editing-duration>
    <meta:editing-cycles>1</meta:editing-cycles>
    <meta:document-statistic meta:table-count="0" meta:image-count="0" meta:object-count="0" meta:page-count="1" meta:paragraph-count="11" meta:word-count="118" meta:character-count="1156" meta:non-whitespace-character-count="1009"/>
    <meta:generator>LibreOffice/7.2.1.2$MacOSX_X86_64 LibreOffice_project/87b77fad49947c1441b67c559c339af8f3517e22</meta:generator>
  </office:meta>
</office:document-meta>
</file>